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ords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(q:maj)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D#(q:maj)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  <table:table-cell/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  <table:table-cell/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  <table:table-cell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F(q:dim)</text:p>
          </table:table-cell>
          <table:table-cell/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  <table:table-cell/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  <table:table-cell/>
        </table:table-row>
        <table:table-row table:style-name="ro1">
          <table:table-cell office:value-type="string" calcext:value-type="string">
            <text:p>C/E</text:p>
          </table:table-cell>
          <table:table-cell office:value-type="string" calcext:value-type="string">
            <text:p>C(q:maj)/E</text:p>
          </table:table-cell>
          <table:table-cell/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  <table:table-cell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G(s:sus4)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  <table:table-cell/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  <table:table-cell/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  <table:table-cell/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  <table:table-cell/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  <table:table-cell/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  <table:table-cell/>
        </table:table-row>
        <table:table-row table:style-name="ro1">
          <table:table-cell office:value-type="string" calcext:value-type="string">
            <text:p>A#5</text:p>
          </table:table-cell>
          <table:table-cell office:value-type="string" calcext:value-type="string">
            <text:p>A#(q:maj)(e:5)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  <table:table-cell/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  <table:table-cell/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#(q:m)(e:7)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  <table:table-cell/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  <table:table-cell/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  <table:table-cell/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  <table:table-cell/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  <table:table-cell/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  <table:table-cell/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  <table:table-cell/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  <table:table-cell/>
        </table:table-row>
        <table:table-row table:style-name="ro1">
          <table:table-cell office:value-type="string" calcext:value-type="string">
            <text:p>Fsus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  <table:table-cell/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  <table:table-cell/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  <table:table-cell/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  <table:table-cell/>
        </table:table-row>
        <table:table-row table:style-name="ro1">
          <table:table-cell office:value-type="string" calcext:value-type="string">
            <text:p>Fsus2</text:p>
          </table:table-cell>
          <table:table-cell office:value-type="string" calcext:value-type="string">
            <text:p>F(s:sus2)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  <table:table-cell/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  <table:table-cell/>
        </table:table-row>
        <table:table-row table:style-name="ro1">
          <table:table-cell office:value-type="string" calcext:value-type="string">
            <text:p>Am5-/7</text:p>
          </table:table-cell>
          <table:table-cell office:value-type="string" calcext:value-type="string">
            <text:p>A(q:m)(e:7)</text:p>
          </table:table-cell>
          <table:table-cell/>
        </table:table-row>
        <table:table-row table:style-name="ro1">
          <table:table-cell office:value-type="string" calcext:value-type="string">
            <text:p>A7/C#</text:p>
          </table:table-cell>
          <table:table-cell office:value-type="string" calcext:value-type="string">
            <text:p>A(d:True)(e:7)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G(q:m)(e:9)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 office:value-type="string" calcext:value-type="string">
            <text:p>C#(q:m)(e:b5,7)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 office:value-type="string" calcext:value-type="string">
            <text:p>C(q:m)(e:9)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 office:value-type="string" calcext:value-type="string">
            <text:p>Ab(q:maj)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/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/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(add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M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7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M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m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u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u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s2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(b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(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7(9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5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7/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9/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/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j7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9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aj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M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5+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d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4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(b1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5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9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d4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M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s4(add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j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(9/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(h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M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(add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7/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+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4(7/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9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+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us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/7/9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5+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M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9)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6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aj7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/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j7/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6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m5-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sus4/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(13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7(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6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9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 style:data-style-name="N2" text:time-value="23:08:29.554560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3T23:11:03.317281505</dc:date>
    <meta:editing-duration>PT5H9M43S</meta:editing-duration>
    <meta:editing-cycles>19</meta:editing-cycles>
    <meta:generator>LibreOffice/25.8.5.2$Linux_X86_64 LibreOffice_project/580$Build-2</meta:generator>
    <meta:document-statistic meta:table-count="1" meta:cell-count="263" meta:object-count="0"/>
  </office:meta>
</office:document-meta>
</file>